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d243" officeooo:paragraph-rsid="0005d243"/>
    </style:style>
    <style:style style:name="P2" style:family="paragraph" style:parent-style-name="Standard">
      <style:paragraph-properties fo:text-align="start" style:justify-single-word="false"/>
      <style:text-properties officeooo:rsid="00068105" officeooo:paragraph-rsid="00068105"/>
    </style:style>
    <style:style style:name="P3" style:family="paragraph" style:parent-style-name="Standard">
      <style:paragraph-properties fo:text-align="start" style:justify-single-word="false"/>
      <style:text-properties officeooo:rsid="000821b1" officeooo:paragraph-rsid="000821b1"/>
    </style:style>
    <style:style style:name="P4" style:family="paragraph" style:parent-style-name="Standard">
      <style:paragraph-properties fo:text-align="start" style:justify-single-word="false"/>
      <style:text-properties officeooo:rsid="0009aef3" officeooo:paragraph-rsid="0009aef3"/>
    </style:style>
    <style:style style:name="P5" style:family="paragraph" style:parent-style-name="Standard">
      <style:paragraph-properties fo:text-align="start" style:justify-single-word="false"/>
      <style:text-properties officeooo:rsid="000a49f4" officeooo:paragraph-rsid="000b078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beb7" officeooo:paragraph-rsid="000cbeb7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f0dd4" officeooo:paragraph-rsid="000f0dd4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rsid="0005d243" officeooo:paragraph-rsid="0005d24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0f277b" officeooo:paragraph-rsid="000f277b"/>
    </style:style>
    <style:style style:name="P10" style:family="paragraph" style:parent-style-name="Standard">
      <style:paragraph-properties fo:text-align="start" style:justify-single-word="false"/>
      <style:text-properties officeooo:rsid="000f277b" officeooo:paragraph-rsid="00102201"/>
    </style:style>
    <style:style style:name="P11" style:family="paragraph" style:parent-style-name="Standard">
      <style:paragraph-properties fo:text-align="start" style:justify-single-word="false"/>
      <style:text-properties officeooo:rsid="000f277b" officeooo:paragraph-rsid="00121ced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alibri" fo:font-size="14pt" fo:font-weight="bold" officeooo:rsid="000b078d" style:font-size-asian="14pt" style:font-weight-asian="bold" style:font-size-complex="14pt" style:font-weight-complex="bold"/>
    </style:style>
    <style:style style:name="T4" style:family="text">
      <style:text-properties style:font-name="Calibri" fo:font-size="14pt" fo:font-weight="bold" officeooo:rsid="00102201" style:font-size-asian="14pt" style:font-weight-asian="bold" style:font-size-complex="14pt" style:font-weight-complex="bold"/>
    </style:style>
    <style:style style:name="T5" style:family="text">
      <style:text-properties style:font-name="Calibri" fo:font-size="14pt" fo:font-weight="bold" officeooo:rsid="00121ced" style:font-size-asian="14pt" style:font-weight-asian="bold" style:font-size-complex="14pt" style:font-weight-complex="bold"/>
    </style:style>
    <style:style style:name="T6" style:family="text">
      <style:text-properties style:font-name="Calibri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fgabe1</text:p>
      <text:p text:style-name="P1"><text:tab/><text:tab/><text:span text:style-name="T1">Formulieren Sie für die Java-Operationen &amp; (Logisches Und) und | (Logisches Oder) das Kommutativgesetz, das Assoziativgesetz und das Distributivgesetz. Wie lauten die de Morganschen Regeln?</text:span></text:p>
      <text:p text:style-name="P2"><text:s text:c="27"/><text:span text:style-name="T2">Kommutativgesetz: <text:s/>x|y = y|x, x&amp;y = y&amp;x</text:span></text:p>
      <text:p text:style-name="P3"><text:span text:style-name="T2"><text:s text:c="25"/>Assoziativgesetz: <text:s/>(x&amp;y)&amp;z = x&amp;(y&amp;z), (x|y)|z = x|(y|z)</text:span></text:p>
      <text:p text:style-name="P4"><text:span text:style-name="T2"><text:s text:c="25"/>Distributivgesetz: (x&amp;y)|z = (x|z)&amp;(y|z), (x|y)&amp;z = (x&amp;z)|(y&amp;z)</text:span></text:p>
      <text:p text:style-name="P5"><text:span text:style-name="T2"><text:s text:c="25"/>de Morgansche Gesetze: </text:span><text:span text:style-name="T3">!(x|y) = !x &amp; !y, !(x&amp;y) = !x | !y</text:span></text:p>
      <text:p text:style-name="P5"><text:span text:style-name="T3"/></text:p>
      <text:p text:style-name="P5"><text:span text:style-name="T3"/></text:p>
      <text:p text:style-name="P6"><text:span text:style-name="T3">A</text:span><text:span text:style-name="T2">ufgabe2</text:span></text:p>
      <text:p text:style-name="P7"><text:span text:style-name="T6">Vereinfachen Sie folgende logische Ausdrücke:</text:span></text:p>
      <text:p text:style-name="P9"><text:span text:style-name="T2">1. (x &lt; 100) | !(x &lt; 200)</text:span></text:p>
      <text:p text:style-name="P9"><text:span text:style-name="T2">2. x &amp; !(y &amp; !(z | y))</text:span></text:p>
      <text:p text:style-name="P9"><text:span text:style-name="T2"/></text:p>
      <text:p text:style-name="P9"><text:span text:style-name="T2">1.(x &lt; 100) | !(x &lt; 200)=(x &lt; 100) | (x &gt; 200)</text:span></text:p>
      <text:p text:style-name="P9"><text:span text:style-name="T2"/></text:p>
      <text:p text:style-name="P10"><text:span text:style-name="T2">2. x &amp; !(y &amp; !(z | y))</text:span><text:span text:style-name="T4">= </text:span><text:span text:style-name="T2">x &amp; (</text:span><text:span text:style-name="T4">!</text:span><text:span text:style-name="T2">y </text:span><text:span text:style-name="T4">|</text:span><text:span text:style-name="T2"> (z | y))</text:span></text:p>
      <text:p text:style-name="P10"><text:span text:style-name="T2"><text:s text:c="38"/></text:span><text:span text:style-name="T4">=</text:span><text:span text:style-name="T2">x &amp; (</text:span><text:span text:style-name="T4">!</text:span><text:span text:style-name="T2">y </text:span><text:span text:style-name="T4">|</text:span><text:span text:style-name="T2"> z | y)</text:span></text:p>
      <text:p text:style-name="P10"><text:span text:style-name="T2"><text:s text:c="39"/></text:span><text:span text:style-name="T5">=</text:span><text:span text:style-name="T2"> x &amp; (</text:span><text:span text:style-name="T4">!</text:span><text:span text:style-name="T2">y </text:span><text:span text:style-name="T4">|</text:span><text:span text:style-name="T2"> </text:span><text:span text:style-name="T4">y</text:span><text:span text:style-name="T2"> | </text:span><text:span text:style-name="T4">z</text:span><text:span text:style-name="T2">)</text:span></text:p>
      <text:p text:style-name="P11"><text:span text:style-name="T2"><text:s text:c="39"/></text:span><text:span text:style-name="T5">=</text:span><text:span text:style-name="T2"> x &amp; (</text:span><text:span text:style-name="T5">1</text:span><text:span text:style-name="T2"> | </text:span><text:span text:style-name="T4">z</text:span><text:span text:style-name="T2">)</text:span></text:p>
      <text:p text:style-name="P11"><text:span text:style-name="T5"><text:s text:c="39"/>=</text:span><text:span text:style-name="T2"> x &amp;</text:span><text:span text:style-name="T5">1</text:span><text:span text:style-name="T2"> </text:span></text:p>
      <text:p text:style-name="P11"><text:span text:style-name="T5"><text:s text:c="39"/>=</text:span><text:span text:style-name="T2"> x</text:span></text:p>
      <text:p text:style-name="P10"><text:span text:style-name="T2"><text:s text:c="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08:23:23.895000000</meta:creation-date>
    <dc:date>2015-10-18T08:50:57.822000000</dc:date>
    <meta:editing-duration>PT27M28S</meta:editing-duration>
    <meta:editing-cycles>15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8" meta:word-count="136" meta:character-count="996" meta:non-whitespace-character-count="535"/>
  </office:meta>
</office:document-meta>
</file>